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DB3000009B018D86F475D75853E.png" manifest:media-type="image/png"/>
  <manifest:file-entry manifest:full-path="Pictures/1000000000000DB3000009B0B53CFAF96405E284.png" manifest:media-type="image/png"/>
  <manifest:file-entry manifest:full-path="Pictures/1000000000000DB3000009B00505A11312BC91C0.png" manifest:media-type="image/png"/>
  <manifest:file-entry manifest:full-path="Pictures/1000000000000DB3000009B06F622710D2AC660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as-char" svg:width="17cm" svg:height="12.021cm" draw:z-index="0"><draw:image xlink:href="Pictures/1000000000000DB3000009B018D86F475D75853E.png" xlink:type="simple" xlink:show="embed" xlink:actuate="onLoad" draw:mime-type="image/png"/></draw:frame></text:p>
      <text:p text:style-name="Standard"><draw:frame draw:style-name="fr1" draw:name="Изображение2" text:anchor-type="as-char" svg:width="17cm" svg:height="12.021cm" draw:z-index="1"><draw:image xlink:href="Pictures/1000000000000DB3000009B0B53CFAF96405E284.png" xlink:type="simple" xlink:show="embed" xlink:actuate="onLoad" draw:mime-type="image/png"/></draw:frame></text:p>
      <text:p text:style-name="Standard"><text:soft-page-break/><draw:frame draw:style-name="fr1" draw:name="Изображение3" text:anchor-type="as-char" svg:width="17cm" svg:height="12.021cm" draw:z-index="2"><draw:image xlink:href="Pictures/1000000000000DB3000009B00505A11312BC91C0.png" xlink:type="simple" xlink:show="embed" xlink:actuate="onLoad" draw:mime-type="image/png"/></draw:frame></text:p>
      <text:p text:style-name="Standard"><draw:frame draw:style-name="fr1" draw:name="Изображение4" text:anchor-type="as-char" svg:width="17cm" svg:height="12.021cm" draw:z-index="3"><draw:image xlink:href="Pictures/1000000000000DB3000009B06F622710D2AC66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5T20:37:01.874000000</meta:creation-date>
    <dc:date>2022-11-15T20:39:18.264000000</dc:date>
    <meta:editing-duration>PT2M17S</meta:editing-duration>
    <meta:editing-cycles>1</meta:editing-cycles>
    <meta:document-statistic meta:table-count="0" meta:image-count="4" meta:object-count="0" meta:page-count="2" meta:paragraph-count="4" meta:word-count="0" meta:character-count="0" meta:non-whitespace-character-count="0"/>
    <meta:generator>LibreOffice/7.4.1.2$Windows_X86_64 LibreOffice_project/3c58a8f3a960df8bc8fd77b461821e42c061c5f0</meta:generator>
  </office:meta>
</office:document-meta>
</file>